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1192" officeooo:paragraph-rsid="004b1192"/>
    </style:style>
    <style:style style:name="P2" style:family="paragraph" style:parent-style-name="Heading_20_3">
      <style:paragraph-properties fo:margin-top="0.25cm" fo:margin-bottom="0.25cm" loext:contextual-spacing="false"/>
    </style:style>
    <style:style style:name="P3" style:family="paragraph" style:parent-style-name="Heading_20_1" style:master-page-name="Right_20_Page">
      <style:paragraph-properties style:page-number="auto"/>
      <style:text-properties officeooo:rsid="0049971f" officeooo:paragraph-rsid="0049971f"/>
    </style:style>
    <style:style style:name="T1" style:family="text">
      <style:text-properties officeooo:rsid="003d65ad"/>
    </style:style>
    <style:style style:name="T2" style:family="text">
      <style:text-properties officeooo:rsid="0040284d"/>
    </style:style>
    <style:style style:name="T3" style:family="text">
      <style:text-properties officeooo:rsid="004126b3"/>
    </style:style>
    <style:style style:name="T4" style:family="text">
      <style:text-properties officeooo:rsid="00415de6"/>
    </style:style>
    <style:style style:name="T5" style:family="text">
      <style:text-properties officeooo:rsid="00499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n The Road Again</text:h>
      <text:p text:style-name="Heading_20_2">(<text:span text:style-name="T5">Willie Nelson</text:span>)</text:p>
      <text:p text:style-name="P1">Capo 4</text:p>
      <text:p text:style-name="Heading_20_3">[INTRO]</text:p>
      <text:p text:style-name="Text_20_body">C</text:p>
      <text:p text:style-name="Heading_20_3">[VERSE 1]</text:p>
      <text:p text:style-name="Text_20_body"><text:s/>C </text:p>
      <text:p text:style-name="Text_20_body">On the road again</text:p>
      <text:p text:style-name="Text_20_body"><text:s text:c="31"/>E7 </text:p>
      <text:p text:style-name="Text_20_body">Just can't wait to get on the road again</text:p>
      <text:p text:style-name="Text_20_body"><text:s text:c="27"/>Dm </text:p>
      <text:p text:style-name="Text_20_body">The life I love is making music with my friends</text:p>
      <text:p text:style-name="Text_20_body"><text:s text:c="4"/>F <text:s text:c="15"/>G7 <text:s text:c="20"/>C </text:p>
      <text:p text:style-name="Text_20_body">And I can't wait to get on the road again</text:p>
      <text:p text:style-name="Text_20_body"><text:s/>C </text:p>
      <text:p text:style-name="Text_20_body">On the road again</text:p>
      <text:p text:style-name="Text_20_body"><text:s text:c="25"/>E7 </text:p>
      <text:p text:style-name="Text_20_body">Goin<text:span text:style-name="T5">g</text:span> places that I've never been</text:p>
      <text:p text:style-name="Text_20_body"><text:s text:c="27"/>Dm </text:p>
      <text:p text:style-name="Text_20_body">Seein<text:span text:style-name="T5">g</text:span> things that I may never see again</text:p>
      <text:p text:style-name="Text_20_body"><text:s text:c="4"/>F <text:s text:c="15"/>G7 <text:s text:c="19"/>C </text:p>
      <text:p text:style-name="Text_20_body">And I can't wait to get on the road again</text:p>
      <text:p text:style-name="Heading_20_3">[BRIDGE]</text:p>
      <text:p text:style-name="Text_20_body"><text:s/>F <text:s/></text:p>
      <text:p text:style-name="Text_20_body">On the road again</text:p>
      <text:p text:style-name="Text_20_body"><text:s text:c="40"/>C </text:p>
      <text:p text:style-name="Text_20_body">Like a band of gypsies we go down the highway</text:p>
      <text:p text:style-name="Text_20_body"><text:s/>F <text:s/></text:p>
      <text:p text:style-name="Text_20_body">We're the best of friends</text:p>
      <text:p text:style-name="Text_20_body"><text:s text:c="25"/></text:p>
      <text:p text:style-name="Text_20_body">Insisting that the world </text:p>
      <text:p text:style-name="Text_20_body"><text:s text:c="15"/>C <text:s text:c="12"/>G7 </text:p>
      <text:p text:style-name="Text_20_body">keep turning our way and our way</text:p>
      <text:p text:style-name="P2"><text:soft-page-break/>[CHORUS]</text:p>
      <text:p text:style-name="Text_20_body"><text:s/>C <text:s/></text:p>
      <text:p text:style-name="Text_20_body">Is on the road again</text:p>
      <text:p text:style-name="Text_20_body"><text:s text:c="34"/>E7 </text:p>
      <text:p text:style-name="Text_20_body">I just can't wait to get on the road again</text:p>
      <text:p text:style-name="Text_20_body"><text:s text:c="28"/>Dm </text:p>
      <text:p text:style-name="Text_20_body">The life I love is making music with my friends</text:p>
      <text:p text:style-name="Text_20_body"><text:s text:c="4"/>F <text:s text:c="19"/>G7 <text:s text:c="12"/>C </text:p>
      <text:p text:style-name="Text_20_body">And I can't wait to get on the road again</text:p>
      <text:p text:style-name="Heading_20_3">[INSTRUMENTAL]</text:p>
      <text:p text:style-name="Text_20_body">C <text:s text:c="2"/>E7 <text:s text:c="3"/>Dm <text:s text:c="3"/>F <text:s text:c="2"/>G7 <text:s text:c="2"/>C <text:s/>(x2)</text:p>
      <text:p text:style-name="Heading_20_3">[BRIDGE]</text:p>
      <text:p text:style-name="Text_20_body"><text:s/>F </text:p>
      <text:p text:style-name="Text_20_body">On the road again</text:p>
      <text:p text:style-name="Text_20_body"><text:s text:c="41"/>C <text:s/></text:p>
      <text:p text:style-name="Text_20_body">Like a band of gypsies we go down the highway</text:p>
      <text:p text:style-name="Text_20_body"><text:s text:c="5"/>F </text:p>
      <text:p text:style-name="Text_20_body">We're the best of friends</text:p>
      <text:p text:style-name="Text_20_body"><text:s text:c="25"/></text:p>
      <text:p text:style-name="Text_20_body">Insisting that the world </text:p>
      <text:p text:style-name="Text_20_body"><text:s text:c="15"/>C <text:s text:c="12"/>G7 </text:p>
      <text:p text:style-name="Text_20_body">keep turning our way and our way</text:p>
      <text:p text:style-name="Heading_20_3">[CHORUS]</text:p>
      <text:p text:style-name="Text_20_body"><text:s/>C <text:s/></text:p>
      <text:p text:style-name="Text_20_body">Is on the road again</text:p>
      <text:p text:style-name="Text_20_body"><text:s text:c="32"/>E7 </text:p>
      <text:p text:style-name="Text_20_body">Just can't wait to get on the road again</text:p>
      <text:p text:style-name="Text_20_body"><text:s text:c="28"/>Dm </text:p>
      <text:p text:style-name="Text_20_body">The life I love is making music with my friends</text:p>
      <text:p text:style-name="Text_20_body"><text:s text:c="4"/>F <text:s text:c="18"/>G7 <text:s text:c="14"/>C <text:s/></text:p>
      <text:p text:style-name="Text_20_body">And I can't wait to get on the road again</text:p>
      <text:p text:style-name="Text_20_body"><text:s text:c="4"/>F <text:s text:c="18"/>G7 <text:s text:c="14"/>C <text:s/></text:p>
      <text:p text:style-name="Text_20_body">And I can't wait to get on the road again</text:p>
      <text:p text:style-name="Heading_20_3">[OUTRO]</text:p>
      <text:p text:style-name="Text_20_body">F <text:s text:c="2"/>G7 <text:s text:c="2"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7M35S</meta:editing-duration>
    <meta:editing-cycles>57</meta:editing-cycles>
    <meta:generator>LibreOffice/6.0.1.1$MacOSX_X86_64 LibreOffice_project/60bfb1526849283ce2491346ed2aa51c465abfe6</meta:generator>
    <dc:title>Lyrics + Chords</dc:title>
    <dc:date>2018-03-27T09:10:46.071417820</dc:date>
    <meta:print-date>2017-04-03T12:23:29.985893000</meta:print-date>
    <meta:document-statistic meta:table-count="0" meta:image-count="0" meta:object-count="0" meta:page-count="2" meta:paragraph-count="68" meta:word-count="265" meta:character-count="1762" meta:non-whitespace-character-count="8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